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4.8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/>
    <style:style style:name="ce3" style:family="table-cell" style:parent-style-name="Default" style:data-style-name="N121"/>
    <style:style style:name="ce6" style:family="table-cell" style:parent-style-name="Default"/>
    <style:style style:name="ce7" style:family="table-cell" style:parent-style-name="Default"/>
    <style:style style:name="ce9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1" style:family="table-cell" style:parent-style-name="Default" style:data-style-name="N127"/>
    <style:style style:name="ce19" style:family="table-cell" style:parent-style-name="Default" style:data-style-name="N127"/>
    <style:style style:name="ce20" style:family="table-cell" style:parent-style-name="Default" style:data-style-name="N127"/>
    <style:style style:name="ce13" style:family="table-cell" style:parent-style-name="Default" style:data-style-name="N126"/>
    <style:style style:name="ce14" style:family="table-cell" style:parent-style-name="Default" style:data-style-name="N12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ample ID</text:p>
          </table:table-cell>
          <table:table-cell office:value-type="string" calcext:value-type="string">
            <text:p>Doctor blade [mu]</text:p>
          </table:table-cell>
          <table:table-cell table:style-name="ce3" office:value-type="string" calcext:value-type="string">
            <text:p>E+CC [mg]</text:p>
          </table:table-cell>
          <table:table-cell office:value-type="string" calcext:value-type="string">
            <text:p>E+CC [um]</text:p>
          </table:table-cell>
          <table:table-cell office:value-type="string" calcext:value-type="string">
            <text:p>E [mg]</text:p>
          </table:table-cell>
          <table:table-cell office:value-type="string" calcext:value-type="string">
            <text:p>E [um]</text:p>
          </table:table-cell>
          <table:table-cell office:value-type="string" calcext:value-type="string">
            <text:p>mg/um</text:p>
          </table:table-cell>
          <table:table-cell office:value-type="string" calcext:value-type="string">
            <text:p>AM loading [mg]</text:p>
          </table:table-cell>
          <table:table-cell office:value-type="string" calcext:value-type="string">
            <text:p>Nom Cap [mAh]</text:p>
          </table:table-cell>
          <table:table-cell office:value-type="string" calcext:value-type="string">
            <text:p>Nom Cap [Ah]</text:p>
          </table:table-cell>
          <table:table-cell office:value-type="string" calcext:value-type="string">
            <text:p>electrolyte [uL]</text:p>
          </table:table-cell>
          <table:table-cell office:value-type="string" calcext:value-type="string">
            <text:p>Cell made?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ommen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550" calcext:value-type="float">
            <text:p>550</text:p>
          </table:table-cell>
          <table:table-cell table:style-name="ce6" office:value-type="float" office:value="25" calcext:value-type="float">
            <text:p>25</text:p>
          </table:table-cell>
          <table:table-cell table:style-name="ce7" office:value-type="float" office:value="109" calcext:value-type="float">
            <text:p>109</text:p>
          </table:table-cell>
          <table:table-cell table:style-name="ce9" table:formula="of:=[.C2]-6.1" office:value-type="float" office:value="18.9" calcext:value-type="float">
            <text:p>18.9</text:p>
          </table:table-cell>
          <table:table-cell table:style-name="ce15" table:formula="of:=[.D2]-22" office:value-type="float" office:value="87" calcext:value-type="float">
            <text:p>87</text:p>
          </table:table-cell>
          <table:table-cell table:style-name="ce19" table:formula="of:=[.E2]/[.F2]" office:value-type="float" office:value="0.217241379310345" calcext:value-type="float">
            <text:p>0.2172</text:p>
          </table:table-cell>
          <table:table-cell table:formula="of:=[.E2]*0.85" office:value-type="float" office:value="16.065" calcext:value-type="float">
            <text:p>16.065</text:p>
          </table:table-cell>
          <table:table-cell table:style-name="ce13" table:formula="of:=[.H2]*0.001*[.$P$45]" office:value-type="float" office:value="3.6509319" calcext:value-type="float">
            <text:p>3.651</text:p>
          </table:table-cell>
          <table:table-cell table:style-name="ce14" table:formula="of:=[.I2]*0.001" office:value-type="float" office:value="0.0036509319" calcext:value-type="float">
            <text:p>0.003651</text:p>
          </table:table-cell>
          <table:table-cell table:style-name="ce3" table:formula="of:=[.I2]*3/1.2" office:value-type="float" office:value="9.12732975" calcext:value-type="float">
            <text:p>9.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550" calcext:value-type="float">
            <text:p>550</text:p>
          </table:table-cell>
          <table:table-cell table:style-name="ce6" office:value-type="float" office:value="22.7" calcext:value-type="float">
            <text:p>22.7</text:p>
          </table:table-cell>
          <table:table-cell table:style-name="ce7" office:value-type="float" office:value="98" calcext:value-type="float">
            <text:p>98</text:p>
          </table:table-cell>
          <table:table-cell table:style-name="ce9" table:formula="of:=[.C3]-6.1" office:value-type="float" office:value="16.6" calcext:value-type="float">
            <text:p>16.6</text:p>
          </table:table-cell>
          <table:table-cell table:style-name="ce15" table:formula="of:=[.D3]-22" office:value-type="float" office:value="76" calcext:value-type="float">
            <text:p>76</text:p>
          </table:table-cell>
          <table:table-cell table:style-name="ce19" table:formula="of:=[.E3]/[.F3]" office:value-type="float" office:value="0.218421052631579" calcext:value-type="float">
            <text:p>0.2184</text:p>
          </table:table-cell>
          <table:table-cell table:formula="of:=[.E3]*0.85" office:value-type="float" office:value="14.11" calcext:value-type="float">
            <text:p>14.11</text:p>
          </table:table-cell>
          <table:table-cell table:style-name="ce13" table:formula="of:=[.H3]*0.001*[.$P$45]" office:value-type="float" office:value="3.2066386" calcext:value-type="float">
            <text:p>3.207</text:p>
          </table:table-cell>
          <table:table-cell table:style-name="ce14" table:formula="of:=[.I3]*0.001" office:value-type="float" office:value="0.0032066386" calcext:value-type="float">
            <text:p>0.003207</text:p>
          </table:table-cell>
          <table:table-cell table:style-name="ce3" table:formula="of:=[.I3]*3/1.2" office:value-type="float" office:value="8.0165965" calcext:value-type="float">
            <text:p>8.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550" calcext:value-type="float">
            <text:p>550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100" calcext:value-type="float">
            <text:p>100</text:p>
          </table:table-cell>
          <table:table-cell table:style-name="ce9" table:formula="of:=[.C4]-6.1" office:value-type="float" office:value="17.9" calcext:value-type="float">
            <text:p>17.9</text:p>
          </table:table-cell>
          <table:table-cell table:style-name="ce16" table:formula="of:=[.D4]-22" office:value-type="float" office:value="78" calcext:value-type="float">
            <text:p>78</text:p>
          </table:table-cell>
          <table:table-cell table:style-name="ce20" table:formula="of:=[.E4]/[.F4]" office:value-type="float" office:value="0.229487179487179" calcext:value-type="float">
            <text:p>0.2295</text:p>
          </table:table-cell>
          <table:table-cell table:formula="of:=[.E4]*0.85" office:value-type="float" office:value="15.215" calcext:value-type="float">
            <text:p>15.215</text:p>
          </table:table-cell>
          <table:table-cell table:style-name="ce13" table:formula="of:=[.H4]*0.001*[.$P$45]" office:value-type="float" office:value="3.4577609" calcext:value-type="float">
            <text:p>3.458</text:p>
          </table:table-cell>
          <table:table-cell table:style-name="ce14" table:formula="of:=[.I4]*0.001" office:value-type="float" office:value="0.0034577609" calcext:value-type="float">
            <text:p>0.003458</text:p>
          </table:table-cell>
          <table:table-cell table:style-name="ce3" table:formula="of:=[.I4]*3/1.2" office:value-type="float" office:value="8.64440225" calcext:value-type="float">
            <text:p>8.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550" calcext:value-type="float">
            <text:p>550</text:p>
          </table:table-cell>
          <table:table-cell table:style-name="ce6" office:value-type="float" office:value="22.7" calcext:value-type="float">
            <text:p>22.7</text:p>
          </table:table-cell>
          <table:table-cell table:style-name="ce7" office:value-type="float" office:value="103" calcext:value-type="float">
            <text:p>103</text:p>
          </table:table-cell>
          <table:table-cell table:style-name="ce9" table:formula="of:=[.C5]-6.1" office:value-type="float" office:value="16.6" calcext:value-type="float">
            <text:p>16.6</text:p>
          </table:table-cell>
          <table:table-cell table:style-name="ce16" table:formula="of:=[.D5]-22" office:value-type="float" office:value="81" calcext:value-type="float">
            <text:p>81</text:p>
          </table:table-cell>
          <table:table-cell table:style-name="ce20" table:formula="of:=[.E5]/[.F5]" office:value-type="float" office:value="0.204938271604938" calcext:value-type="float">
            <text:p>0.2049</text:p>
          </table:table-cell>
          <table:table-cell table:formula="of:=[.E5]*0.85" office:value-type="float" office:value="14.11" calcext:value-type="float">
            <text:p>14.11</text:p>
          </table:table-cell>
          <table:table-cell table:style-name="ce13" table:formula="of:=[.H5]*0.001*[.$P$45]" office:value-type="float" office:value="3.2066386" calcext:value-type="float">
            <text:p>3.207</text:p>
          </table:table-cell>
          <table:table-cell table:style-name="ce14" table:formula="of:=[.I5]*0.001" office:value-type="float" office:value="0.0032066386" calcext:value-type="float">
            <text:p>0.003207</text:p>
          </table:table-cell>
          <table:table-cell table:style-name="ce3" table:formula="of:=[.I5]*3/1.2" office:value-type="float" office:value="8.0165965" calcext:value-type="float">
            <text:p>8.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550" calcext:value-type="float">
            <text:p>550</text:p>
          </table:table-cell>
          <table:table-cell table:style-name="ce6" office:value-type="float" office:value="24.1" calcext:value-type="float">
            <text:p>24.1</text:p>
          </table:table-cell>
          <table:table-cell table:style-name="ce7" office:value-type="float" office:value="100" calcext:value-type="float">
            <text:p>100</text:p>
          </table:table-cell>
          <table:table-cell table:style-name="ce9" table:formula="of:=[.C6]-6.1" office:value-type="float" office:value="18" calcext:value-type="float">
            <text:p>18</text:p>
          </table:table-cell>
          <table:table-cell table:style-name="ce15" table:formula="of:=[.D6]-22" office:value-type="float" office:value="78" calcext:value-type="float">
            <text:p>78</text:p>
          </table:table-cell>
          <table:table-cell table:style-name="ce19" table:formula="of:=[.E6]/[.F6]" office:value-type="float" office:value="0.230769230769231" calcext:value-type="float">
            <text:p>0.2308</text:p>
          </table:table-cell>
          <table:table-cell table:formula="of:=[.E6]*0.85" office:value-type="float" office:value="15.3" calcext:value-type="float">
            <text:p>15.3</text:p>
          </table:table-cell>
          <table:table-cell table:style-name="ce13" table:formula="of:=[.H6]*0.001*[.$P$45]" office:value-type="float" office:value="3.477078" calcext:value-type="float">
            <text:p>3.477</text:p>
          </table:table-cell>
          <table:table-cell table:style-name="ce14" table:formula="of:=[.I6]*0.001" office:value-type="float" office:value="0.003477078" calcext:value-type="float">
            <text:p>0.003477</text:p>
          </table:table-cell>
          <table:table-cell table:style-name="ce3" table:formula="of:=[.I6]*3/1.2" office:value-type="float" office:value="8.692695" calcext:value-type="float">
            <text:p>8.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550" calcext:value-type="float">
            <text:p>550</text:p>
          </table:table-cell>
          <table:table-cell table:style-name="ce6" office:value-type="float" office:value="24.3" calcext:value-type="float">
            <text:p>24.3</text:p>
          </table:table-cell>
          <table:table-cell table:style-name="ce7" office:value-type="float" office:value="103" calcext:value-type="float">
            <text:p>103</text:p>
          </table:table-cell>
          <table:table-cell table:style-name="ce9" table:formula="of:=[.C7]-6.1" office:value-type="float" office:value="18.2" calcext:value-type="float">
            <text:p>18.2</text:p>
          </table:table-cell>
          <table:table-cell table:style-name="ce15" table:formula="of:=[.D7]-22" office:value-type="float" office:value="81" calcext:value-type="float">
            <text:p>81</text:p>
          </table:table-cell>
          <table:table-cell table:style-name="ce19" table:formula="of:=[.E7]/[.F7]" office:value-type="float" office:value="0.224691358024691" calcext:value-type="float">
            <text:p>0.2247</text:p>
          </table:table-cell>
          <table:table-cell table:formula="of:=[.E7]*0.85" office:value-type="float" office:value="15.47" calcext:value-type="float">
            <text:p>15.47</text:p>
          </table:table-cell>
          <table:table-cell table:style-name="ce13" table:formula="of:=[.H7]*0.001*[.$P$45]" office:value-type="float" office:value="3.5157122" calcext:value-type="float">
            <text:p>3.516</text:p>
          </table:table-cell>
          <table:table-cell table:style-name="ce14" table:formula="of:=[.I7]*0.001" office:value-type="float" office:value="0.0035157122" calcext:value-type="float">
            <text:p>0.003516</text:p>
          </table:table-cell>
          <table:table-cell table:style-name="ce3" table:formula="of:=[.I7]*3/1.2" office:value-type="float" office:value="8.7892805" calcext:value-type="float">
            <text:p>8.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550" calcext:value-type="float">
            <text:p>550</text:p>
          </table:table-cell>
          <table:table-cell table:style-name="ce6" office:value-type="float" office:value="23.8" calcext:value-type="float">
            <text:p>23.8</text:p>
          </table:table-cell>
          <table:table-cell table:style-name="ce7" office:value-type="float" office:value="101" calcext:value-type="float">
            <text:p>101</text:p>
          </table:table-cell>
          <table:table-cell table:style-name="ce9" table:formula="of:=[.C8]-6.1" office:value-type="float" office:value="17.7" calcext:value-type="float">
            <text:p>17.7</text:p>
          </table:table-cell>
          <table:table-cell table:style-name="ce15" table:formula="of:=[.D8]-22" office:value-type="float" office:value="79" calcext:value-type="float">
            <text:p>79</text:p>
          </table:table-cell>
          <table:table-cell table:style-name="ce19" table:formula="of:=[.E8]/[.F8]" office:value-type="float" office:value="0.224050632911392" calcext:value-type="float">
            <text:p>0.2241</text:p>
          </table:table-cell>
          <table:table-cell table:formula="of:=[.E8]*0.85" office:value-type="float" office:value="15.045" calcext:value-type="float">
            <text:p>15.045</text:p>
          </table:table-cell>
          <table:table-cell table:style-name="ce13" table:formula="of:=[.H8]*0.001*[.$P$45]" office:value-type="float" office:value="3.4191267" calcext:value-type="float">
            <text:p>3.419</text:p>
          </table:table-cell>
          <table:table-cell table:style-name="ce14" table:formula="of:=[.I8]*0.001" office:value-type="float" office:value="0.0034191267" calcext:value-type="float">
            <text:p>0.003419</text:p>
          </table:table-cell>
          <table:table-cell table:style-name="ce3" table:formula="of:=[.I8]*3/1.2" office:value-type="float" office:value="8.5478167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550" calcext:value-type="float">
            <text:p>550</text:p>
          </table:table-cell>
          <table:table-cell table:style-name="ce6" office:value-type="float" office:value="21.9" calcext:value-type="float">
            <text:p>21.9</text:p>
          </table:table-cell>
          <table:table-cell table:style-name="ce7" office:value-type="float" office:value="95" calcext:value-type="float">
            <text:p>95</text:p>
          </table:table-cell>
          <table:table-cell table:style-name="ce9" table:formula="of:=[.C9]-6.1" office:value-type="float" office:value="15.8" calcext:value-type="float">
            <text:p>15.8</text:p>
          </table:table-cell>
          <table:table-cell table:style-name="ce15" table:formula="of:=[.D9]-22" office:value-type="float" office:value="73" calcext:value-type="float">
            <text:p>73</text:p>
          </table:table-cell>
          <table:table-cell table:style-name="ce19" table:formula="of:=[.E9]/[.F9]" office:value-type="float" office:value="0.216438356164384" calcext:value-type="float">
            <text:p>0.2164</text:p>
          </table:table-cell>
          <table:table-cell table:formula="of:=[.E9]*0.85" office:value-type="float" office:value="13.43" calcext:value-type="float">
            <text:p>13.43</text:p>
          </table:table-cell>
          <table:table-cell table:style-name="ce13" table:formula="of:=[.H9]*0.001*[.$P$45]" office:value-type="float" office:value="3.0521018" calcext:value-type="float">
            <text:p>3.052</text:p>
          </table:table-cell>
          <table:table-cell table:style-name="ce14" table:formula="of:=[.I9]*0.001" office:value-type="float" office:value="0.0030521018" calcext:value-type="float">
            <text:p>0.003052</text:p>
          </table:table-cell>
          <table:table-cell table:style-name="ce3" table:formula="of:=[.I9]*3/1.2" office:value-type="float" office:value="7.6302545" calcext:value-type="float">
            <text:p>7.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700" calcext:value-type="float">
            <text:p>700</text:p>
          </table:table-cell>
          <table:table-cell table:style-name="ce6" office:value-type="float" office:value="26.8" calcext:value-type="float">
            <text:p>26.8</text:p>
          </table:table-cell>
          <table:table-cell table:style-name="ce7" office:value-type="float" office:value="116" calcext:value-type="float">
            <text:p>116</text:p>
          </table:table-cell>
          <table:table-cell table:style-name="ce9" table:formula="of:=[.C10]-6.1" office:value-type="float" office:value="20.7" calcext:value-type="float">
            <text:p>20.7</text:p>
          </table:table-cell>
          <table:table-cell table:style-name="ce15" table:formula="of:=[.D10]-22" office:value-type="float" office:value="94" calcext:value-type="float">
            <text:p>94</text:p>
          </table:table-cell>
          <table:table-cell table:style-name="ce19" table:formula="of:=[.E10]/[.F10]" office:value-type="float" office:value="0.220212765957447" calcext:value-type="float">
            <text:p>0.2202</text:p>
          </table:table-cell>
          <table:table-cell table:formula="of:=[.E10]*0.85" office:value-type="float" office:value="17.595" calcext:value-type="float">
            <text:p>17.595</text:p>
          </table:table-cell>
          <table:table-cell table:style-name="ce13" table:formula="of:=[.H10]*0.001*[.$P$45]" office:value-type="float" office:value="3.9986397" calcext:value-type="float">
            <text:p>3.999</text:p>
          </table:table-cell>
          <table:table-cell table:style-name="ce14" table:formula="of:=[.I10]*0.001" office:value-type="float" office:value="0.0039986397" calcext:value-type="float">
            <text:p>0.003999</text:p>
          </table:table-cell>
          <table:table-cell table:style-name="ce3" table:formula="of:=[.I10]*3/1.2" office:value-type="float" office:value="9.99659925" calcext:value-type="float">
            <text:p>10.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700" calcext:value-type="float">
            <text:p>700</text:p>
          </table:table-cell>
          <table:table-cell table:style-name="ce6" office:value-type="float" office:value="26.1" calcext:value-type="float">
            <text:p>26.1</text:p>
          </table:table-cell>
          <table:table-cell table:style-name="ce7" office:value-type="float" office:value="112" calcext:value-type="float">
            <text:p>112</text:p>
          </table:table-cell>
          <table:table-cell table:style-name="ce9" table:formula="of:=[.C11]-6.1" office:value-type="float" office:value="20" calcext:value-type="float">
            <text:p>20</text:p>
          </table:table-cell>
          <table:table-cell table:style-name="ce15" table:formula="of:=[.D11]-22" office:value-type="float" office:value="90" calcext:value-type="float">
            <text:p>90</text:p>
          </table:table-cell>
          <table:table-cell table:style-name="ce19" table:formula="of:=[.E11]/[.F11]" office:value-type="float" office:value="0.222222222222222" calcext:value-type="float">
            <text:p>0.2222</text:p>
          </table:table-cell>
          <table:table-cell table:formula="of:=[.E11]*0.85" office:value-type="float" office:value="17" calcext:value-type="float">
            <text:p>17</text:p>
          </table:table-cell>
          <table:table-cell table:style-name="ce13" table:formula="of:=[.H11]*0.001*[.$P$45]" office:value-type="float" office:value="3.86342" calcext:value-type="float">
            <text:p>3.863</text:p>
          </table:table-cell>
          <table:table-cell table:style-name="ce14" table:formula="of:=[.I11]*0.001" office:value-type="float" office:value="0.00386342" calcext:value-type="float">
            <text:p>0.003863</text:p>
          </table:table-cell>
          <table:table-cell table:style-name="ce3" table:formula="of:=[.I11]*3/1.2" office:value-type="float" office:value="9.65855" calcext:value-type="float">
            <text:p>9.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700" calcext:value-type="float">
            <text:p>700</text:p>
          </table:table-cell>
          <table:table-cell table:style-name="ce6" office:value-type="float" office:value="23.9" calcext:value-type="float">
            <text:p>23.9</text:p>
          </table:table-cell>
          <table:table-cell table:style-name="ce7" office:value-type="float" office:value="107" calcext:value-type="float">
            <text:p>107</text:p>
          </table:table-cell>
          <table:table-cell table:style-name="ce9" table:formula="of:=[.C12]-6.1" office:value-type="float" office:value="17.8" calcext:value-type="float">
            <text:p>17.8</text:p>
          </table:table-cell>
          <table:table-cell table:style-name="ce15" table:formula="of:=[.D12]-22" office:value-type="float" office:value="85" calcext:value-type="float">
            <text:p>85</text:p>
          </table:table-cell>
          <table:table-cell table:style-name="ce19" table:formula="of:=[.E12]/[.F12]" office:value-type="float" office:value="0.209411764705882" calcext:value-type="float">
            <text:p>0.2094</text:p>
          </table:table-cell>
          <table:table-cell table:formula="of:=[.E12]*0.85" office:value-type="float" office:value="15.13" calcext:value-type="float">
            <text:p>15.13</text:p>
          </table:table-cell>
          <table:table-cell table:style-name="ce13" table:formula="of:=[.H12]*0.001*[.$P$45]" office:value-type="float" office:value="3.4384438" calcext:value-type="float">
            <text:p>3.438</text:p>
          </table:table-cell>
          <table:table-cell table:style-name="ce14" table:formula="of:=[.I12]*0.001" office:value-type="float" office:value="0.0034384438" calcext:value-type="float">
            <text:p>0.003438</text:p>
          </table:table-cell>
          <table:table-cell table:style-name="ce3" table:formula="of:=[.I12]*3/1.2" office:value-type="float" office:value="8.5961095" calcext:value-type="float">
            <text:p>8.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700" calcext:value-type="float">
            <text:p>700</text:p>
          </table:table-cell>
          <table:table-cell table:style-name="ce6" office:value-type="float" office:value="26.8" calcext:value-type="float">
            <text:p>26.8</text:p>
          </table:table-cell>
          <table:table-cell table:style-name="ce7" office:value-type="float" office:value="117" calcext:value-type="float">
            <text:p>117</text:p>
          </table:table-cell>
          <table:table-cell table:style-name="ce9" table:formula="of:=[.C13]-6.1" office:value-type="float" office:value="20.7" calcext:value-type="float">
            <text:p>20.7</text:p>
          </table:table-cell>
          <table:table-cell table:style-name="ce15" table:formula="of:=[.D13]-22" office:value-type="float" office:value="95" calcext:value-type="float">
            <text:p>95</text:p>
          </table:table-cell>
          <table:table-cell table:style-name="ce19" table:formula="of:=[.E13]/[.F13]" office:value-type="float" office:value="0.217894736842105" calcext:value-type="float">
            <text:p>0.2179</text:p>
          </table:table-cell>
          <table:table-cell table:formula="of:=[.E13]*0.85" office:value-type="float" office:value="17.595" calcext:value-type="float">
            <text:p>17.595</text:p>
          </table:table-cell>
          <table:table-cell table:style-name="ce13" table:formula="of:=[.H13]*0.001*[.$P$45]" office:value-type="float" office:value="3.9986397" calcext:value-type="float">
            <text:p>3.999</text:p>
          </table:table-cell>
          <table:table-cell table:style-name="ce14" table:formula="of:=[.I13]*0.001" office:value-type="float" office:value="0.0039986397" calcext:value-type="float">
            <text:p>0.003999</text:p>
          </table:table-cell>
          <table:table-cell table:style-name="ce3" table:formula="of:=[.I13]*3/1.2" office:value-type="float" office:value="9.99659925" calcext:value-type="float">
            <text:p>10.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700" calcext:value-type="float">
            <text:p>700</text:p>
          </table:table-cell>
          <table:table-cell table:style-name="ce6" office:value-type="float" office:value="26.4" calcext:value-type="float">
            <text:p>26.4</text:p>
          </table:table-cell>
          <table:table-cell table:style-name="ce7" office:value-type="float" office:value="113" calcext:value-type="float">
            <text:p>113</text:p>
          </table:table-cell>
          <table:table-cell table:style-name="ce9" table:formula="of:=[.C14]-6.1" office:value-type="float" office:value="20.3" calcext:value-type="float">
            <text:p>20.3</text:p>
          </table:table-cell>
          <table:table-cell table:style-name="ce15" table:formula="of:=[.D14]-22" office:value-type="float" office:value="91" calcext:value-type="float">
            <text:p>91</text:p>
          </table:table-cell>
          <table:table-cell table:style-name="ce19" table:formula="of:=[.E14]/[.F14]" office:value-type="float" office:value="0.223076923076923" calcext:value-type="float">
            <text:p>0.2231</text:p>
          </table:table-cell>
          <table:table-cell table:formula="of:=[.E14]*0.85" office:value-type="float" office:value="17.255" calcext:value-type="float">
            <text:p>17.255</text:p>
          </table:table-cell>
          <table:table-cell table:style-name="ce13" table:formula="of:=[.H14]*0.001*[.$P$45]" office:value-type="float" office:value="3.9213713" calcext:value-type="float">
            <text:p>3.921</text:p>
          </table:table-cell>
          <table:table-cell table:style-name="ce14" table:formula="of:=[.I14]*0.001" office:value-type="float" office:value="0.0039213713" calcext:value-type="float">
            <text:p>0.003921</text:p>
          </table:table-cell>
          <table:table-cell table:style-name="ce3" table:formula="of:=[.I14]*3/1.2" office:value-type="float" office:value="9.80342825" calcext:value-type="float">
            <text:p>9.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33.3" calcext:value-type="float">
            <text:p>33.3</text:p>
          </table:table-cell>
          <table:table-cell table:style-name="ce7" office:value-type="float" office:value="144" calcext:value-type="float">
            <text:p>144</text:p>
          </table:table-cell>
          <table:table-cell table:style-name="ce9" table:formula="of:=[.C15]-6.1" office:value-type="float" office:value="27.2" calcext:value-type="float">
            <text:p>27.2</text:p>
          </table:table-cell>
          <table:table-cell table:style-name="ce16" table:formula="of:=[.D15]-22" office:value-type="float" office:value="122" calcext:value-type="float">
            <text:p>122</text:p>
          </table:table-cell>
          <table:table-cell table:style-name="ce20" table:formula="of:=[.E15]/[.F15]" office:value-type="float" office:value="0.222950819672131" calcext:value-type="float">
            <text:p>0.2230</text:p>
          </table:table-cell>
          <table:table-cell table:formula="of:=[.E15]*0.85" office:value-type="float" office:value="23.12" calcext:value-type="float">
            <text:p>23.12</text:p>
          </table:table-cell>
          <table:table-cell table:style-name="ce13" table:formula="of:=[.H15]*0.001*[.$P$45]" office:value-type="float" office:value="5.2542512" calcext:value-type="float">
            <text:p>5.254</text:p>
          </table:table-cell>
          <table:table-cell table:style-name="ce14" table:formula="of:=[.I15]*0.001" office:value-type="float" office:value="0.0052542512" calcext:value-type="float">
            <text:p>0.005254</text:p>
          </table:table-cell>
          <table:table-cell table:style-name="ce3" table:formula="of:=[.I15]*3/1.2" office:value-type="float" office:value="13.135628" calcext:value-type="float">
            <text:p>13.1</text:p>
          </table:table-cell>
          <table:table-cell office:value-type="string" calcext:value-type="string">
            <text:p>yes, flooded</text:p>
          </table:table-cell>
          <table:table-cell office:value-type="string" calcext:value-type="string">
            <text:p>(29, 8-1), (1-2)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28" calcext:value-type="float">
            <text:p>28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[.C16]-6.1" office:value-type="float" office:value="21.9" calcext:value-type="float">
            <text:p>21.9</text:p>
          </table:table-cell>
          <table:table-cell table:style-name="ce16" table:formula="of:=[.D16]-22" office:value-type="float" office:value="103" calcext:value-type="float">
            <text:p>103</text:p>
          </table:table-cell>
          <table:table-cell table:style-name="ce19" table:formula="of:=[.E16]/[.F16]" office:value-type="float" office:value="0.212621359223301" calcext:value-type="float">
            <text:p>0.2126</text:p>
          </table:table-cell>
          <table:table-cell table:formula="of:=[.E16]*0.85" office:value-type="float" office:value="18.615" calcext:value-type="float">
            <text:p>18.615</text:p>
          </table:table-cell>
          <table:table-cell table:style-name="ce13" table:formula="of:=[.H16]*0.001*[.$P$45]" office:value-type="float" office:value="4.2304449" calcext:value-type="float">
            <text:p>4.230</text:p>
          </table:table-cell>
          <table:table-cell table:style-name="ce14" table:formula="of:=[.I16]*0.001" office:value-type="float" office:value="0.0042304449" calcext:value-type="float">
            <text:p>0.004230</text:p>
          </table:table-cell>
          <table:table-cell table:style-name="ce3" table:formula="of:=[.I16]*3/1.2" office:value-type="float" office:value="10.57611225" calcext:value-type="float">
            <text:p>10.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30, 8-2), (1-4)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31" calcext:value-type="float">
            <text:p>31</text:p>
          </table:table-cell>
          <table:table-cell table:style-name="ce7" office:value-type="float" office:value="136" calcext:value-type="float">
            <text:p>136</text:p>
          </table:table-cell>
          <table:table-cell table:style-name="ce9" table:formula="of:=[.C17]-6.1" office:value-type="float" office:value="24.9" calcext:value-type="float">
            <text:p>24.9</text:p>
          </table:table-cell>
          <table:table-cell table:style-name="ce16" table:formula="of:=[.D17]-22" office:value-type="float" office:value="114" calcext:value-type="float">
            <text:p>114</text:p>
          </table:table-cell>
          <table:table-cell table:style-name="ce19" table:formula="of:=[.E17]/[.F17]" office:value-type="float" office:value="0.218421052631579" calcext:value-type="float">
            <text:p>0.2184</text:p>
          </table:table-cell>
          <table:table-cell table:formula="of:=[.E17]*0.85" office:value-type="float" office:value="21.165" calcext:value-type="float">
            <text:p>21.165</text:p>
          </table:table-cell>
          <table:table-cell table:style-name="ce13" table:formula="of:=[.H17]*0.001*[.$P$45]" office:value-type="float" office:value="4.8099579" calcext:value-type="float">
            <text:p>4.810</text:p>
          </table:table-cell>
          <table:table-cell table:style-name="ce14" table:formula="of:=[.I17]*0.001" office:value-type="float" office:value="0.0048099579" calcext:value-type="float">
            <text:p>0.004810</text:p>
          </table:table-cell>
          <table:table-cell table:style-name="ce3" table:formula="of:=[.I17]*3/1.2" office:value-type="float" office:value="12.02489475" calcext:value-type="float">
            <text:p>12.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30.5" calcext:value-type="float">
            <text:p>30.5</text:p>
          </table:table-cell>
          <table:table-cell table:style-name="ce7" office:value-type="float" office:value="133" calcext:value-type="float">
            <text:p>133</text:p>
          </table:table-cell>
          <table:table-cell table:style-name="ce9" table:formula="of:=[.C18]-6.1" office:value-type="float" office:value="24.4" calcext:value-type="float">
            <text:p>24.4</text:p>
          </table:table-cell>
          <table:table-cell table:style-name="ce16" table:formula="of:=[.D18]-22" office:value-type="float" office:value="111" calcext:value-type="float">
            <text:p>111</text:p>
          </table:table-cell>
          <table:table-cell table:style-name="ce20" table:formula="of:=[.E18]/[.F18]" office:value-type="float" office:value="0.21981981981982" calcext:value-type="float">
            <text:p>0.2198</text:p>
          </table:table-cell>
          <table:table-cell table:formula="of:=[.E18]*0.85" office:value-type="float" office:value="20.74" calcext:value-type="float">
            <text:p>20.74</text:p>
          </table:table-cell>
          <table:table-cell table:style-name="ce13" table:formula="of:=[.H18]*0.001*[.$P$45]" office:value-type="float" office:value="4.7133724" calcext:value-type="float">
            <text:p>4.713</text:p>
          </table:table-cell>
          <table:table-cell table:style-name="ce14" table:formula="of:=[.I18]*0.001" office:value-type="float" office:value="0.0047133724" calcext:value-type="float">
            <text:p>0.004713</text:p>
          </table:table-cell>
          <table:table-cell table:style-name="ce3" table:formula="of:=[.I18]*3/1.2" office:value-type="float" office:value="11.783431" calcext:value-type="float">
            <text:p>11.8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33.6" calcext:value-type="float">
            <text:p>33.6</text:p>
          </table:table-cell>
          <table:table-cell table:style-name="ce7" office:value-type="float" office:value="145" calcext:value-type="float">
            <text:p>145</text:p>
          </table:table-cell>
          <table:table-cell table:style-name="ce9" table:formula="of:=[.C19]-6.1" office:value-type="float" office:value="27.5" calcext:value-type="float">
            <text:p>27.5</text:p>
          </table:table-cell>
          <table:table-cell table:style-name="ce16" table:formula="of:=[.D19]-22" office:value-type="float" office:value="123" calcext:value-type="float">
            <text:p>123</text:p>
          </table:table-cell>
          <table:table-cell table:style-name="ce20" table:formula="of:=[.E19]/[.F19]" office:value-type="float" office:value="0.223577235772358" calcext:value-type="float">
            <text:p>0.2236</text:p>
          </table:table-cell>
          <table:table-cell table:formula="of:=[.E19]*0.85" office:value-type="float" office:value="23.375" calcext:value-type="float">
            <text:p>23.375</text:p>
          </table:table-cell>
          <table:table-cell table:style-name="ce13" table:formula="of:=[.H19]*0.001*[.$P$45]" office:value-type="float" office:value="5.3122025" calcext:value-type="float">
            <text:p>5.312</text:p>
          </table:table-cell>
          <table:table-cell table:style-name="ce14" table:formula="of:=[.I19]*0.001" office:value-type="float" office:value="0.0053122025" calcext:value-type="float">
            <text:p>0.005312</text:p>
          </table:table-cell>
          <table:table-cell table:style-name="ce3" table:formula="of:=[.I19]*3/1.2" office:value-type="float" office:value="13.28050625" calcext:value-type="float">
            <text:p>13.3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33.1" calcext:value-type="float">
            <text:p>33.1</text:p>
          </table:table-cell>
          <table:table-cell table:style-name="ce7" office:value-type="float" office:value="144" calcext:value-type="float">
            <text:p>144</text:p>
          </table:table-cell>
          <table:table-cell table:style-name="ce9" table:formula="of:=[.C20]-6.1" office:value-type="float" office:value="27" calcext:value-type="float">
            <text:p>27</text:p>
          </table:table-cell>
          <table:table-cell table:style-name="ce16" table:formula="of:=[.D20]-22" office:value-type="float" office:value="122" calcext:value-type="float">
            <text:p>122</text:p>
          </table:table-cell>
          <table:table-cell table:style-name="ce19" table:formula="of:=[.E20]/[.F20]" office:value-type="float" office:value="0.221311475409836" calcext:value-type="float">
            <text:p>0.2213</text:p>
          </table:table-cell>
          <table:table-cell table:formula="of:=[.E20]*0.85" office:value-type="float" office:value="22.95" calcext:value-type="float">
            <text:p>22.95</text:p>
          </table:table-cell>
          <table:table-cell table:style-name="ce13" table:formula="of:=[.H20]*0.001*[.$P$45]" office:value-type="float" office:value="5.215617" calcext:value-type="float">
            <text:p>5.216</text:p>
          </table:table-cell>
          <table:table-cell table:style-name="ce14" table:formula="of:=[.I20]*0.001" office:value-type="float" office:value="0.005215617" calcext:value-type="float">
            <text:p>0.005216</text:p>
          </table:table-cell>
          <table:table-cell table:style-name="ce3" table:formula="of:=[.I20]*3/1.2" office:value-type="float" office:value="13.0390425" calcext:value-type="float">
            <text:p>13.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32.3" calcext:value-type="float">
            <text:p>32.3</text:p>
          </table:table-cell>
          <table:table-cell table:style-name="ce7" office:value-type="float" office:value="137" calcext:value-type="float">
            <text:p>137</text:p>
          </table:table-cell>
          <table:table-cell table:style-name="ce9" table:formula="of:=[.C21]-6.1" office:value-type="float" office:value="26.2" calcext:value-type="float">
            <text:p>26.2</text:p>
          </table:table-cell>
          <table:table-cell table:style-name="ce16" table:formula="of:=[.D21]-22" office:value-type="float" office:value="115" calcext:value-type="float">
            <text:p>115</text:p>
          </table:table-cell>
          <table:table-cell table:style-name="ce19" table:formula="of:=[.E21]/[.F21]" office:value-type="float" office:value="0.227826086956522" calcext:value-type="float">
            <text:p>0.2278</text:p>
          </table:table-cell>
          <table:table-cell table:formula="of:=[.E21]*0.85" office:value-type="float" office:value="22.27" calcext:value-type="float">
            <text:p>22.27</text:p>
          </table:table-cell>
          <table:table-cell table:style-name="ce13" table:formula="of:=[.H21]*0.001*[.$P$45]" office:value-type="float" office:value="5.0610802" calcext:value-type="float">
            <text:p>5.061</text:p>
          </table:table-cell>
          <table:table-cell table:style-name="ce14" table:formula="of:=[.I21]*0.001" office:value-type="float" office:value="0.0050610802" calcext:value-type="float">
            <text:p>0.005061</text:p>
          </table:table-cell>
          <table:table-cell table:style-name="ce3" table:formula="of:=[.I21]*3/1.2" office:value-type="float" office:value="12.6527005" calcext:value-type="float">
            <text:p>12.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35.5" calcext:value-type="float">
            <text:p>35.5</text:p>
          </table:table-cell>
          <table:table-cell table:style-name="ce7" office:value-type="float" office:value="156" calcext:value-type="float">
            <text:p>156</text:p>
          </table:table-cell>
          <table:table-cell table:style-name="ce9" table:formula="of:=[.C22]-6.1" office:value-type="float" office:value="29.4" calcext:value-type="float">
            <text:p>29.4</text:p>
          </table:table-cell>
          <table:table-cell table:style-name="ce16" table:formula="of:=[.D22]-22" office:value-type="float" office:value="134" calcext:value-type="float">
            <text:p>134</text:p>
          </table:table-cell>
          <table:table-cell table:style-name="ce19" table:formula="of:=[.E22]/[.F22]" office:value-type="float" office:value="0.219402985074627" calcext:value-type="float">
            <text:p>0.2194</text:p>
          </table:table-cell>
          <table:table-cell table:formula="of:=[.E22]*0.85" office:value-type="float" office:value="24.99" calcext:value-type="float">
            <text:p>24.99</text:p>
          </table:table-cell>
          <table:table-cell table:style-name="ce13" table:formula="of:=[.H22]*0.001*[.$P$45]" office:value-type="float" office:value="5.6792274" calcext:value-type="float">
            <text:p>5.679</text:p>
          </table:table-cell>
          <table:table-cell table:style-name="ce14" table:formula="of:=[.I22]*0.001" office:value-type="float" office:value="0.0056792274" calcext:value-type="float">
            <text:p>0.005679</text:p>
          </table:table-cell>
          <table:table-cell table:style-name="ce3" table:formula="of:=[.I22]*3/1.2" office:value-type="float" office:value="14.1980685" calcext:value-type="float">
            <text:p>14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31, 8-3), (1-5)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36.2" calcext:value-type="float">
            <text:p>36.2</text:p>
          </table:table-cell>
          <table:table-cell table:style-name="ce7" office:value-type="float" office:value="157" calcext:value-type="float">
            <text:p>157</text:p>
          </table:table-cell>
          <table:table-cell table:style-name="ce9" table:formula="of:=[.C23]-6.1" office:value-type="float" office:value="30.1" calcext:value-type="float">
            <text:p>30.1</text:p>
          </table:table-cell>
          <table:table-cell table:style-name="ce16" table:formula="of:=[.D23]-22" office:value-type="float" office:value="135" calcext:value-type="float">
            <text:p>135</text:p>
          </table:table-cell>
          <table:table-cell table:style-name="ce19" table:formula="of:=[.E23]/[.F23]" office:value-type="float" office:value="0.222962962962963" calcext:value-type="float">
            <text:p>0.2230</text:p>
          </table:table-cell>
          <table:table-cell table:formula="of:=[.E23]*0.85" office:value-type="float" office:value="25.585" calcext:value-type="float">
            <text:p>25.585</text:p>
          </table:table-cell>
          <table:table-cell table:style-name="ce13" table:formula="of:=[.H23]*0.001*[.$P$45]" office:value-type="float" office:value="5.8144471" calcext:value-type="float">
            <text:p>5.814</text:p>
          </table:table-cell>
          <table:table-cell table:style-name="ce14" table:formula="of:=[.I23]*0.001" office:value-type="float" office:value="0.0058144471" calcext:value-type="float">
            <text:p>0.005814</text:p>
          </table:table-cell>
          <table:table-cell table:style-name="ce3" table:formula="of:=[.I23]*3/1.2" office:value-type="float" office:value="14.53611775" calcext:value-type="float">
            <text:p>14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32, 8-4), (1-7)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26.7" calcext:value-type="float">
            <text:p>26.7</text:p>
          </table:table-cell>
          <table:table-cell table:style-name="ce7" office:value-type="float" office:value="129" calcext:value-type="float">
            <text:p>129</text:p>
          </table:table-cell>
          <table:table-cell table:style-name="ce9" table:formula="of:=[.C24]-6.1" office:value-type="float" office:value="20.6" calcext:value-type="float">
            <text:p>20.6</text:p>
          </table:table-cell>
          <table:table-cell table:style-name="ce16" table:formula="of:=[.D24]-22" office:value-type="float" office:value="107" calcext:value-type="float">
            <text:p>107</text:p>
          </table:table-cell>
          <table:table-cell table:style-name="ce19" table:formula="of:=[.E24]/[.F24]" office:value-type="float" office:value="0.192523364485981" calcext:value-type="float">
            <text:p>0.1925</text:p>
          </table:table-cell>
          <table:table-cell table:formula="of:=[.E24]*0.85" office:value-type="float" office:value="17.51" calcext:value-type="float">
            <text:p>17.51</text:p>
          </table:table-cell>
          <table:table-cell table:style-name="ce13" table:formula="of:=[.H24]*0.001*[.$P$45]" office:value-type="float" office:value="3.9793226" calcext:value-type="float">
            <text:p>3.979</text:p>
          </table:table-cell>
          <table:table-cell table:style-name="ce14" table:formula="of:=[.I24]*0.001" office:value-type="float" office:value="0.0039793226" calcext:value-type="float">
            <text:p>0.003979</text:p>
          </table:table-cell>
          <table:table-cell table:style-name="ce3" table:formula="of:=[.I24]*3/1.2" office:value-type="float" office:value="9.9483065" calcext:value-type="float">
            <text:p>9.9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36.7" calcext:value-type="float">
            <text:p>36.7</text:p>
          </table:table-cell>
          <table:table-cell table:style-name="ce7" office:value-type="float" office:value="155" calcext:value-type="float">
            <text:p>155</text:p>
          </table:table-cell>
          <table:table-cell table:style-name="ce9" table:formula="of:=[.C25]-6.1" office:value-type="float" office:value="30.6" calcext:value-type="float">
            <text:p>30.6</text:p>
          </table:table-cell>
          <table:table-cell table:style-name="ce16" table:formula="of:=[.D25]-22" office:value-type="float" office:value="133" calcext:value-type="float">
            <text:p>133</text:p>
          </table:table-cell>
          <table:table-cell table:style-name="ce19" table:formula="of:=[.E25]/[.F25]" office:value-type="float" office:value="0.230075187969925" calcext:value-type="float">
            <text:p>0.2301</text:p>
          </table:table-cell>
          <table:table-cell table:formula="of:=[.E25]*0.85" office:value-type="float" office:value="26.01" calcext:value-type="float">
            <text:p>26.01</text:p>
          </table:table-cell>
          <table:table-cell table:style-name="ce13" table:formula="of:=[.H25]*0.001*[.$P$45]" office:value-type="float" office:value="5.9110326" calcext:value-type="float">
            <text:p>5.911</text:p>
          </table:table-cell>
          <table:table-cell table:style-name="ce14" table:formula="of:=[.I25]*0.001" office:value-type="float" office:value="0.0059110326" calcext:value-type="float">
            <text:p>0.005911</text:p>
          </table:table-cell>
          <table:table-cell table:style-name="ce3" table:formula="of:=[.I25]*3/1.2" office:value-type="float" office:value="14.7775815" calcext:value-type="float">
            <text:p>14.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32.6" calcext:value-type="float">
            <text:p>32.6</text:p>
          </table:table-cell>
          <table:table-cell table:style-name="ce7" office:value-type="float" office:value="143" calcext:value-type="float">
            <text:p>143</text:p>
          </table:table-cell>
          <table:table-cell table:style-name="ce9" table:formula="of:=[.C26]-6.1" office:value-type="float" office:value="26.5" calcext:value-type="float">
            <text:p>26.5</text:p>
          </table:table-cell>
          <table:table-cell table:style-name="ce16" table:formula="of:=[.D26]-22" office:value-type="float" office:value="121" calcext:value-type="float">
            <text:p>121</text:p>
          </table:table-cell>
          <table:table-cell table:style-name="ce19" table:formula="of:=[.E26]/[.F26]" office:value-type="float" office:value="0.21900826446281" calcext:value-type="float">
            <text:p>0.2190</text:p>
          </table:table-cell>
          <table:table-cell table:formula="of:=[.E26]*0.85" office:value-type="float" office:value="22.525" calcext:value-type="float">
            <text:p>22.525</text:p>
          </table:table-cell>
          <table:table-cell table:style-name="ce13" table:formula="of:=[.H26]*0.001*[.$P$45]" office:value-type="float" office:value="5.1190315" calcext:value-type="float">
            <text:p>5.119</text:p>
          </table:table-cell>
          <table:table-cell table:style-name="ce14" table:formula="of:=[.I26]*0.001" office:value-type="float" office:value="0.0051190315" calcext:value-type="float">
            <text:p>0.005119</text:p>
          </table:table-cell>
          <table:table-cell table:style-name="ce3" table:formula="of:=[.I26]*3/1.2" office:value-type="float" office:value="12.79757875" calcext:value-type="float">
            <text:p>12.8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35" calcext:value-type="float">
            <text:p>35</text:p>
          </table:table-cell>
          <table:table-cell table:style-name="ce7" office:value-type="float" office:value="151" calcext:value-type="float">
            <text:p>151</text:p>
          </table:table-cell>
          <table:table-cell table:style-name="ce9" table:formula="of:=[.C27]-6.1" office:value-type="float" office:value="28.9" calcext:value-type="float">
            <text:p>28.9</text:p>
          </table:table-cell>
          <table:table-cell table:style-name="ce16" table:formula="of:=[.D27]-22" office:value-type="float" office:value="129" calcext:value-type="float">
            <text:p>129</text:p>
          </table:table-cell>
          <table:table-cell table:style-name="ce19" table:formula="of:=[.E27]/[.F27]" office:value-type="float" office:value="0.224031007751938" calcext:value-type="float">
            <text:p>0.2240</text:p>
          </table:table-cell>
          <table:table-cell table:formula="of:=[.E27]*0.85" office:value-type="float" office:value="24.565" calcext:value-type="float">
            <text:p>24.565</text:p>
          </table:table-cell>
          <table:table-cell table:style-name="ce13" table:formula="of:=[.H27]*0.001*[.$P$45]" office:value-type="float" office:value="5.5826419" calcext:value-type="float">
            <text:p>5.583</text:p>
          </table:table-cell>
          <table:table-cell table:style-name="ce14" table:formula="of:=[.I27]*0.001" office:value-type="float" office:value="0.0055826419" calcext:value-type="float">
            <text:p>0.005583</text:p>
          </table:table-cell>
          <table:table-cell table:style-name="ce3" table:formula="of:=[.I27]*3/1.2" office:value-type="float" office:value="13.95660475" calcext:value-type="float">
            <text:p>14.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34.7" calcext:value-type="float">
            <text:p>34.7</text:p>
          </table:table-cell>
          <table:table-cell table:style-name="ce7" office:value-type="float" office:value="149" calcext:value-type="float">
            <text:p>149</text:p>
          </table:table-cell>
          <table:table-cell table:style-name="ce9" table:formula="of:=[.C28]-6.1" office:value-type="float" office:value="28.6" calcext:value-type="float">
            <text:p>28.6</text:p>
          </table:table-cell>
          <table:table-cell table:style-name="ce16" table:formula="of:=[.D28]-22" office:value-type="float" office:value="127" calcext:value-type="float">
            <text:p>127</text:p>
          </table:table-cell>
          <table:table-cell table:style-name="ce19" table:formula="of:=[.E28]/[.F28]" office:value-type="float" office:value="0.225196850393701" calcext:value-type="float">
            <text:p>0.2252</text:p>
          </table:table-cell>
          <table:table-cell table:formula="of:=[.E28]*0.85" office:value-type="float" office:value="24.31" calcext:value-type="float">
            <text:p>24.31</text:p>
          </table:table-cell>
          <table:table-cell table:style-name="ce13" table:formula="of:=[.H28]*0.001*[.$P$45]" office:value-type="float" office:value="5.5246906" calcext:value-type="float">
            <text:p>5.525</text:p>
          </table:table-cell>
          <table:table-cell table:style-name="ce14" table:formula="of:=[.I28]*0.001" office:value-type="float" office:value="0.0055246906" calcext:value-type="float">
            <text:p>0.005525</text:p>
          </table:table-cell>
          <table:table-cell table:style-name="ce3" table:formula="of:=[.I28]*3/1.2" office:value-type="float" office:value="13.8117265" calcext:value-type="float">
            <text:p>13.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33, 9-1), (1-8)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32" calcext:value-type="float">
            <text:p>32</text:p>
          </table:table-cell>
          <table:table-cell table:style-name="ce7" office:value-type="float" office:value="136" calcext:value-type="float">
            <text:p>136</text:p>
          </table:table-cell>
          <table:table-cell table:style-name="ce9" table:formula="of:=[.C29]-6.1" office:value-type="float" office:value="25.9" calcext:value-type="float">
            <text:p>25.9</text:p>
          </table:table-cell>
          <table:table-cell table:style-name="ce16" table:formula="of:=[.D29]-22" office:value-type="float" office:value="114" calcext:value-type="float">
            <text:p>114</text:p>
          </table:table-cell>
          <table:table-cell table:style-name="ce19" table:formula="of:=[.E29]/[.F29]" office:value-type="float" office:value="0.22719298245614" calcext:value-type="float">
            <text:p>0.2272</text:p>
          </table:table-cell>
          <table:table-cell table:formula="of:=[.E29]*0.85" office:value-type="float" office:value="22.015" calcext:value-type="float">
            <text:p>22.015</text:p>
          </table:table-cell>
          <table:table-cell table:style-name="ce13" table:formula="of:=[.H29]*0.001*[.$P$45]" office:value-type="float" office:value="5.0031289" calcext:value-type="float">
            <text:p>5.003</text:p>
          </table:table-cell>
          <table:table-cell table:style-name="ce14" table:formula="of:=[.I29]*0.001" office:value-type="float" office:value="0.0050031289" calcext:value-type="float">
            <text:p>0.005003</text:p>
          </table:table-cell>
          <table:table-cell table:style-name="ce3" table:formula="of:=[.I29]*3/1.2" office:value-type="float" office:value="12.50782225" calcext:value-type="float">
            <text:p>12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34, 9-2), (3-3)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36" calcext:value-type="float">
            <text:p>36</text:p>
          </table:table-cell>
          <table:table-cell table:style-name="ce7" office:value-type="float" office:value="155" calcext:value-type="float">
            <text:p>155</text:p>
          </table:table-cell>
          <table:table-cell table:style-name="ce9" table:formula="of:=[.C30]-6.1" office:value-type="float" office:value="29.9" calcext:value-type="float">
            <text:p>29.9</text:p>
          </table:table-cell>
          <table:table-cell table:style-name="ce16" table:formula="of:=[.D30]-22" office:value-type="float" office:value="133" calcext:value-type="float">
            <text:p>133</text:p>
          </table:table-cell>
          <table:table-cell table:style-name="ce19" table:formula="of:=[.E30]/[.F30]" office:value-type="float" office:value="0.224812030075188" calcext:value-type="float">
            <text:p>0.2248</text:p>
          </table:table-cell>
          <table:table-cell table:formula="of:=[.E30]*0.85" office:value-type="float" office:value="25.415" calcext:value-type="float">
            <text:p>25.415</text:p>
          </table:table-cell>
          <table:table-cell table:style-name="ce13" table:formula="of:=[.H30]*0.001*[.$P$45]" office:value-type="float" office:value="5.7758129" calcext:value-type="float">
            <text:p>5.776</text:p>
          </table:table-cell>
          <table:table-cell table:style-name="ce14" table:formula="of:=[.I30]*0.001" office:value-type="float" office:value="0.0057758129" calcext:value-type="float">
            <text:p>0.005776</text:p>
          </table:table-cell>
          <table:table-cell table:style-name="ce3" table:formula="of:=[.I30]*3/1.2" office:value-type="float" office:value="14.43953225" calcext:value-type="float">
            <text:p>14.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35.7" calcext:value-type="float">
            <text:p>35.7</text:p>
          </table:table-cell>
          <table:table-cell table:style-name="ce7" office:value-type="float" office:value="154" calcext:value-type="float">
            <text:p>154</text:p>
          </table:table-cell>
          <table:table-cell table:style-name="ce9" table:formula="of:=[.C31]-6.1" office:value-type="float" office:value="29.6" calcext:value-type="float">
            <text:p>29.6</text:p>
          </table:table-cell>
          <table:table-cell table:style-name="ce16" table:formula="of:=[.D31]-22" office:value-type="float" office:value="132" calcext:value-type="float">
            <text:p>132</text:p>
          </table:table-cell>
          <table:table-cell table:style-name="ce19" table:formula="of:=[.E31]/[.F31]" office:value-type="float" office:value="0.224242424242424" calcext:value-type="float">
            <text:p>0.2242</text:p>
          </table:table-cell>
          <table:table-cell table:formula="of:=[.E31]*0.85" office:value-type="float" office:value="25.16" calcext:value-type="float">
            <text:p>25.16</text:p>
          </table:table-cell>
          <table:table-cell table:style-name="ce13" table:formula="of:=[.H31]*0.001*[.$P$45]" office:value-type="float" office:value="5.7178616" calcext:value-type="float">
            <text:p>5.718</text:p>
          </table:table-cell>
          <table:table-cell table:style-name="ce14" table:formula="of:=[.I31]*0.001" office:value-type="float" office:value="0.0057178616" calcext:value-type="float">
            <text:p>0.005718</text:p>
          </table:table-cell>
          <table:table-cell table:style-name="ce3" table:formula="of:=[.I31]*3/1.2" office:value-type="float" office:value="14.294654" calcext:value-type="float">
            <text:p>14.3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36.9" calcext:value-type="float">
            <text:p>36.9</text:p>
          </table:table-cell>
          <table:table-cell table:style-name="ce7" office:value-type="float" office:value="159" calcext:value-type="float">
            <text:p>159</text:p>
          </table:table-cell>
          <table:table-cell table:style-name="ce9" table:formula="of:=[.C32]-6.1" office:value-type="float" office:value="30.8" calcext:value-type="float">
            <text:p>30.8</text:p>
          </table:table-cell>
          <table:table-cell table:style-name="ce16" table:formula="of:=[.D32]-22" office:value-type="float" office:value="137" calcext:value-type="float">
            <text:p>137</text:p>
          </table:table-cell>
          <table:table-cell table:style-name="ce19" table:formula="of:=[.E32]/[.F32]" office:value-type="float" office:value="0.224817518248175" calcext:value-type="float">
            <text:p>0.2248</text:p>
          </table:table-cell>
          <table:table-cell table:formula="of:=[.E32]*0.85" office:value-type="float" office:value="26.18" calcext:value-type="float">
            <text:p>26.18</text:p>
          </table:table-cell>
          <table:table-cell table:style-name="ce13" table:formula="of:=[.H32]*0.001*[.$P$45]" office:value-type="float" office:value="5.9496668" calcext:value-type="float">
            <text:p>5.950</text:p>
          </table:table-cell>
          <table:table-cell table:style-name="ce14" table:formula="of:=[.I32]*0.001" office:value-type="float" office:value="0.0059496668" calcext:value-type="float">
            <text:p>0.005950</text:p>
          </table:table-cell>
          <table:table-cell table:style-name="ce3" table:formula="of:=[.I32]*3/1.2" office:value-type="float" office:value="14.874167" calcext:value-type="float">
            <text:p>14.9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35.6" calcext:value-type="float">
            <text:p>35.6</text:p>
          </table:table-cell>
          <table:table-cell table:style-name="ce7" office:value-type="float" office:value="158" calcext:value-type="float">
            <text:p>158</text:p>
          </table:table-cell>
          <table:table-cell table:style-name="ce9" table:formula="of:=[.C33]-6.1" office:value-type="float" office:value="29.5" calcext:value-type="float">
            <text:p>29.5</text:p>
          </table:table-cell>
          <table:table-cell table:style-name="ce16" table:formula="of:=[.D33]-22" office:value-type="float" office:value="136" calcext:value-type="float">
            <text:p>136</text:p>
          </table:table-cell>
          <table:table-cell table:style-name="ce19" table:formula="of:=[.E33]/[.F33]" office:value-type="float" office:value="0.216911764705882" calcext:value-type="float">
            <text:p>0.2169</text:p>
          </table:table-cell>
          <table:table-cell table:formula="of:=[.E33]*0.85" office:value-type="float" office:value="25.075" calcext:value-type="float">
            <text:p>25.075</text:p>
          </table:table-cell>
          <table:table-cell table:style-name="ce13" table:formula="of:=[.H33]*0.001*[.$P$45]" office:value-type="float" office:value="5.6985445" calcext:value-type="float">
            <text:p>5.699</text:p>
          </table:table-cell>
          <table:table-cell table:style-name="ce14" table:formula="of:=[.I33]*0.001" office:value-type="float" office:value="0.0056985445" calcext:value-type="float">
            <text:p>0.005699</text:p>
          </table:table-cell>
          <table:table-cell table:style-name="ce3" table:formula="of:=[.I33]*3/1.2" office:value-type="float" office:value="14.24636125" calcext:value-type="float">
            <text:p>14.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36" calcext:value-type="float">
            <text:p>36</text:p>
          </table:table-cell>
          <table:table-cell table:style-name="ce7" office:value-type="float" office:value="169" calcext:value-type="float">
            <text:p>169</text:p>
          </table:table-cell>
          <table:table-cell table:style-name="ce9" table:formula="of:=[.C34]-6.1" office:value-type="float" office:value="29.9" calcext:value-type="float">
            <text:p>29.9</text:p>
          </table:table-cell>
          <table:table-cell table:style-name="ce16" table:formula="of:=[.D34]-22" office:value-type="float" office:value="147" calcext:value-type="float">
            <text:p>147</text:p>
          </table:table-cell>
          <table:table-cell table:style-name="ce19" table:formula="of:=[.E34]/[.F34]" office:value-type="float" office:value="0.203401360544218" calcext:value-type="float">
            <text:p>0.2034</text:p>
          </table:table-cell>
          <table:table-cell table:formula="of:=[.E34]*0.85" office:value-type="float" office:value="25.415" calcext:value-type="float">
            <text:p>25.415</text:p>
          </table:table-cell>
          <table:table-cell table:style-name="ce13" table:formula="of:=[.H34]*0.001*[.$P$45]" office:value-type="float" office:value="5.7758129" calcext:value-type="float">
            <text:p>5.776</text:p>
          </table:table-cell>
          <table:table-cell table:style-name="ce14" table:formula="of:=[.I34]*0.001" office:value-type="float" office:value="0.0057758129" calcext:value-type="float">
            <text:p>0.005776</text:p>
          </table:table-cell>
          <table:table-cell table:style-name="ce3" table:formula="of:=[.I34]*3/1.2" office:value-type="float" office:value="14.43953225" calcext:value-type="float">
            <text:p>14.4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1100" calcext:value-type="float">
            <text:p>1100</text:p>
          </table:table-cell>
          <table:table-cell table:style-name="ce6" office:value-type="float" office:value="44.6" calcext:value-type="float">
            <text:p>44.6</text:p>
          </table:table-cell>
          <table:table-cell table:style-name="ce7" office:value-type="float" office:value="198" calcext:value-type="float">
            <text:p>198</text:p>
          </table:table-cell>
          <table:table-cell table:style-name="ce9" table:formula="of:=[.C35]-6.1" office:value-type="float" office:value="38.5" calcext:value-type="float">
            <text:p>38.5</text:p>
          </table:table-cell>
          <table:table-cell table:style-name="ce16" table:formula="of:=[.D35]-22" office:value-type="float" office:value="176" calcext:value-type="float">
            <text:p>176</text:p>
          </table:table-cell>
          <table:table-cell table:style-name="ce19" table:formula="of:=[.E35]/[.F35]" office:value-type="float" office:value="0.21875" calcext:value-type="float">
            <text:p>0.2188</text:p>
          </table:table-cell>
          <table:table-cell table:formula="of:=[.E35]*0.85" office:value-type="float" office:value="32.725" calcext:value-type="float">
            <text:p>32.725</text:p>
          </table:table-cell>
          <table:table-cell table:style-name="ce13" table:formula="of:=[.H35]*0.001*[.$P$45]" office:value-type="float" office:value="7.4370835" calcext:value-type="float">
            <text:p>7.437</text:p>
          </table:table-cell>
          <table:table-cell table:style-name="ce14" table:formula="of:=[.I35]*0.001" office:value-type="float" office:value="0.0074370835" calcext:value-type="float">
            <text:p>0.007437</text:p>
          </table:table-cell>
          <table:table-cell table:style-name="ce3" table:formula="of:=[.I35]*3/1.2" office:value-type="float" office:value="18.59270875" calcext:value-type="float">
            <text:p>18.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35, 9-3), (3-4)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1100" calcext:value-type="float">
            <text:p>1100</text:p>
          </table:table-cell>
          <table:table-cell table:style-name="ce6" office:value-type="float" office:value="37.7" calcext:value-type="float">
            <text:p>37.7</text:p>
          </table:table-cell>
          <table:table-cell table:style-name="ce7" office:value-type="float" office:value="168" calcext:value-type="float">
            <text:p>168</text:p>
          </table:table-cell>
          <table:table-cell table:style-name="ce9" table:formula="of:=[.C36]-6.1" office:value-type="float" office:value="31.6" calcext:value-type="float">
            <text:p>31.6</text:p>
          </table:table-cell>
          <table:table-cell table:style-name="ce16" table:formula="of:=[.D36]-22" office:value-type="float" office:value="146" calcext:value-type="float">
            <text:p>146</text:p>
          </table:table-cell>
          <table:table-cell table:style-name="ce19" table:formula="of:=[.E36]/[.F36]" office:value-type="float" office:value="0.216438356164384" calcext:value-type="float">
            <text:p>0.2164</text:p>
          </table:table-cell>
          <table:table-cell table:formula="of:=[.E36]*0.85" office:value-type="float" office:value="26.86" calcext:value-type="float">
            <text:p>26.86</text:p>
          </table:table-cell>
          <table:table-cell table:style-name="ce13" table:formula="of:=[.H36]*0.001*[.$P$45]" office:value-type="float" office:value="6.1042036" calcext:value-type="float">
            <text:p>6.104</text:p>
          </table:table-cell>
          <table:table-cell table:style-name="ce14" table:formula="of:=[.I36]*0.001" office:value-type="float" office:value="0.0061042036" calcext:value-type="float">
            <text:p>0.006104</text:p>
          </table:table-cell>
          <table:table-cell table:style-name="ce3" table:formula="of:=[.I36]*3/1.2" office:value-type="float" office:value="15.260509" calcext:value-type="float">
            <text:p>15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36, 9-4), (3-5)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1100" calcext:value-type="float">
            <text:p>1100</text:p>
          </table:table-cell>
          <table:table-cell table:style-name="ce6" office:value-type="float" office:value="28.6" calcext:value-type="float">
            <text:p>28.6</text:p>
          </table:table-cell>
          <table:table-cell table:style-name="ce7" office:value-type="float" office:value="149" calcext:value-type="float">
            <text:p>149</text:p>
          </table:table-cell>
          <table:table-cell table:style-name="ce9" table:formula="of:=[.C37]-6.1" office:value-type="float" office:value="22.5" calcext:value-type="float">
            <text:p>22.5</text:p>
          </table:table-cell>
          <table:table-cell table:style-name="ce16" table:formula="of:=[.D37]-22" office:value-type="float" office:value="127" calcext:value-type="float">
            <text:p>127</text:p>
          </table:table-cell>
          <table:table-cell table:style-name="ce19" table:formula="of:=[.E37]/[.F37]" office:value-type="float" office:value="0.177165354330709" calcext:value-type="float">
            <text:p>0.1772</text:p>
          </table:table-cell>
          <table:table-cell table:formula="of:=[.E37]*0.85" office:value-type="float" office:value="19.125" calcext:value-type="float">
            <text:p>19.125</text:p>
          </table:table-cell>
          <table:table-cell table:style-name="ce13" table:formula="of:=[.H37]*0.001*[.$P$45]" office:value-type="float" office:value="4.3463475" calcext:value-type="float">
            <text:p>4.346</text:p>
          </table:table-cell>
          <table:table-cell table:style-name="ce14" table:formula="of:=[.I37]*0.001" office:value-type="float" office:value="0.0043463475" calcext:value-type="float">
            <text:p>0.004346</text:p>
          </table:table-cell>
          <table:table-cell table:style-name="ce3" table:formula="of:=[.I37]*3/1.2" office:value-type="float" office:value="10.86586875" calcext:value-type="float">
            <text:p>10.9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1100" calcext:value-type="float">
            <text:p>1100</text:p>
          </table:table-cell>
          <table:table-cell table:style-name="ce6" office:value-type="float" office:value="42.1" calcext:value-type="float">
            <text:p>42.1</text:p>
          </table:table-cell>
          <table:table-cell table:style-name="ce7" office:value-type="float" office:value="183" calcext:value-type="float">
            <text:p>183</text:p>
          </table:table-cell>
          <table:table-cell table:style-name="ce9" table:formula="of:=[.C38]-6.1" office:value-type="float" office:value="36" calcext:value-type="float">
            <text:p>36</text:p>
          </table:table-cell>
          <table:table-cell table:style-name="ce16" table:formula="of:=[.D38]-22" office:value-type="float" office:value="161" calcext:value-type="float">
            <text:p>161</text:p>
          </table:table-cell>
          <table:table-cell table:style-name="ce19" table:formula="of:=[.E38]/[.F38]" office:value-type="float" office:value="0.22360248447205" calcext:value-type="float">
            <text:p>0.2236</text:p>
          </table:table-cell>
          <table:table-cell table:formula="of:=[.E38]*0.85" office:value-type="float" office:value="30.6" calcext:value-type="float">
            <text:p>30.6</text:p>
          </table:table-cell>
          <table:table-cell table:style-name="ce13" table:formula="of:=[.H38]*0.001*[.$P$45]" office:value-type="float" office:value="6.954156" calcext:value-type="float">
            <text:p>6.954</text:p>
          </table:table-cell>
          <table:table-cell table:style-name="ce14" table:formula="of:=[.I38]*0.001" office:value-type="float" office:value="0.006954156" calcext:value-type="float">
            <text:p>0.006954</text:p>
          </table:table-cell>
          <table:table-cell table:style-name="ce3" table:formula="of:=[.I38]*3/1.2" office:value-type="float" office:value="17.38539" calcext:value-type="float">
            <text:p>17.4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1100" calcext:value-type="float">
            <text:p>1100</text:p>
          </table:table-cell>
          <table:table-cell table:style-name="ce6" office:value-type="float" office:value="37.5" calcext:value-type="float">
            <text:p>37.5</text:p>
          </table:table-cell>
          <table:table-cell table:style-name="ce7" office:value-type="float" office:value="168" calcext:value-type="float">
            <text:p>168</text:p>
          </table:table-cell>
          <table:table-cell table:style-name="ce9" table:formula="of:=[.C39]-6.1" office:value-type="float" office:value="31.4" calcext:value-type="float">
            <text:p>31.4</text:p>
          </table:table-cell>
          <table:table-cell table:style-name="ce16" table:formula="of:=[.D39]-22" office:value-type="float" office:value="146" calcext:value-type="float">
            <text:p>146</text:p>
          </table:table-cell>
          <table:table-cell table:style-name="ce19" table:formula="of:=[.E39]/[.F39]" office:value-type="float" office:value="0.215068493150685" calcext:value-type="float">
            <text:p>0.2151</text:p>
          </table:table-cell>
          <table:table-cell table:formula="of:=[.E39]*0.85" office:value-type="float" office:value="26.69" calcext:value-type="float">
            <text:p>26.69</text:p>
          </table:table-cell>
          <table:table-cell table:style-name="ce13" table:formula="of:=[.H39]*0.001*[.$P$45]" office:value-type="float" office:value="6.0655694" calcext:value-type="float">
            <text:p>6.066</text:p>
          </table:table-cell>
          <table:table-cell table:style-name="ce14" table:formula="of:=[.I39]*0.001" office:value-type="float" office:value="0.0060655694" calcext:value-type="float">
            <text:p>0.006066</text:p>
          </table:table-cell>
          <table:table-cell table:style-name="ce3" table:formula="of:=[.I39]*3/1.2" office:value-type="float" office:value="15.1639235" calcext:value-type="float">
            <text:p>15.2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6"/>
          <table:table-cell table:style-name="ce7"/>
          <table:table-cell table:style-name="ce9"/>
          <table:table-cell table:style-name="ce16"/>
          <table:table-cell table:style-name="ce19"/>
          <table:table-cell/>
          <table:table-cell table:style-name="ce13"/>
          <table:table-cell table:style-name="ce14"/>
          <table:table-cell table:style-name="ce3"/>
          <table:table-cell table:number-columns-repeated="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4"/>
          <table:table-cell office:value-type="string" calcext:value-type="string">
            <text:p>based on 211202_NMC C/10</text:p>
          </table:table-cell>
          <table:table-cell office:value-type="string" calcext:value-type="string">
            <text:p>mAh/gAM</text:p>
          </table:table-cell>
          <table:table-cell table:style-name="ce11" office:value-type="string" calcext:value-type="string">
            <text:p>std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Nominal capacity: </text:p>
          </table:table-cell>
          <table:table-cell office:value-type="float" office:value="227.26" calcext:value-type="float">
            <text:p>227.26</text:p>
          </table:table-cell>
          <table:table-cell table:style-name="ce11" office:value-type="float" office:value="2.71" calcext:value-type="float">
            <text:p>2.710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m2</text:p>
          </table:table-cell>
          <table:table-cell table:style-name="ce11"/>
        </table:table-row>
        <table:table-row table:style-name="ro1">
          <table:table-cell table:number-columns-repeated="14"/>
          <table:table-cell office:value-type="string" calcext:value-type="string">
            <text:p>area [cm2]</text:p>
          </table:table-cell>
          <table:table-cell office:value-type="float" office:value="1.33" calcext:value-type="float">
            <text:p>1.33</text:p>
          </table:table-cell>
          <table:table-cell table:style-name="ce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01C_1C program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discharge</text:p>
          </table:table-cell>
          <table:table-cell office:value-type="string" calcext:value-type="string">
            <text:p>Cccv charge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13"/>
          <table:table-cell office:value-type="float" office:value="0.1" calcext:value-type="float">
            <text:p>0.1</text:p>
          </table:table-cell>
          <table:table-cell office:value-type="string" calcext:value-type="string">
            <text:p>1/10 (lim 1/200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0.2" calcext:value-type="float">
            <text:p>0.2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0.3" calcext:value-type="float">
            <text:p>0.3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0.4" calcext:value-type="float">
            <text:p>0.4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0.5" calcext:value-type="float">
            <text:p>0.5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0.7" calcext:value-type="float">
            <text:p>0.7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0.8" calcext:value-type="float">
            <text:p>0.8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0.9" calcext:value-type="float">
            <text:p>0.9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0.1" calcext:value-type="float">
            <text:p>0.1</text:p>
          </table:table-cell>
          <table:table-cell office:value-type="string" calcext:value-type="string">
            <text:p>1/10 (lim 1/200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1048514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B2:Sheet1.B40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C2:Sheet1.C40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D2:Sheet1.D40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G4:Sheet1.G5 Sheet1.G15:Sheet1.G15 Sheet1.G18:Sheet1.G19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F4:Sheet1.F5 Sheet1.F15:Sheet1.F40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G2:Sheet1.G40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F2:Sheet1.F40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E2:Sheet1.E40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2:Sheet1.G31" table:contains-header="false">
          <table:sort>
            <table:sort-by table:field-number="1" table:data-type="automatic"/>
            <table:sort-by table:field-number="3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date-style style:name="N122" number:title="User-defined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date-style style:name="N123" number:title="User-defined">
      <number:day-of-week/>
      <number:text> </number:text>
      <number:month number:textual="true"/>
      <number:text> </number:text>
      <number:day number:style="long"/>
      <number:text> </number:text>
      <number:year/>
      <number:text> </number:text>
      <number:hours number:style="long"/>
      <number:text>:</number:text>
      <number:minutes number:style="long"/>
    </number:date-style>
    <number:date-style style:name="N124">
      <number:day-of-week/>
      <number:text> </number:text>
      <number:month number:textual="true"/>
      <number:text> </number:text>
      <number:day number:style="long"/>
      <number:text> , </number:text>
      <number:year/>
      <number:text> </number:text>
      <number:hours number:style="long"/>
      <number:text>:</number:text>
      <number:minutes number:style="long"/>
    </number:date-style>
    <number:date-style style:name="N125" number:title="User-defined">
      <number:day-of-week/>
      <number:text> </number:text>
      <number:day number:style="long"/>
      <number:text>/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number-style style:name="N126" number:title="User-defined">
      <number:number number:decimal-places="3" loext:min-decimal-places="3" number:min-integer-digits="1"/>
    </number:number-style>
    <number:number-style style:name="N127" number:title="User-defined">
      <number:number number:decimal-places="4" loext:min-decimal-places="4" number:min-integer-digits="1"/>
    </number:number-style>
    <number:number-style style:name="N128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11:34:15.414087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2:00:32.258624435</meta:creation-date>
    <dc:date>2022-02-16T15:50:26.802542700</dc:date>
    <meta:editing-duration>PT5H17M1S</meta:editing-duration>
    <meta:editing-cycles>23</meta:editing-cycles>
    <meta:generator>LibreOffice/6.4.7.2$Linux_X86_64 LibreOffice_project/40$Build-2</meta:generator>
    <meta:document-statistic meta:table-count="1" meta:cell-count="491" meta:object-count="0"/>
  </office:meta>
</office:document-meta>
</file>